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svg:stroke-opacity="100%" draw:fill="none" loext:fill-use-slide-background="false" draw:textarea-horizontal-align="justify" draw:textarea-vertical-align="middle" draw:auto-grow-height="false" fo:min-height="0.997cm" fo:min-width="3.236cm" fo:padding-top="0.151cm" fo:padding-bottom="0.151cm" fo:padding-left="0.276cm" fo:padding-right="0.276cm" style:writing-mode="lr-tb" loext:decorative="false"/>
      <style:paragraph-properties style:writing-mode="lr-tb"/>
    </style:style>
    <style:style style:name="gr2" style:family="graphic" style:parent-style-name="Text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86cm" fo:min-width="1.238cm" fo:padding-top="0.026cm" fo:padding-bottom="0.026cm" fo:padding-left="0.026cm" fo:padding-right="0.026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964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100%" draw:fill="none" loext:fill-use-slide-background="false" draw:textarea-horizontal-align="justify" draw:textarea-vertical-align="middle" draw:auto-grow-height="false" fo:min-height="0.811cm" fo:min-width="3.01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100%" draw:fill="none" loext:fill-use-slide-background="false" draw:textarea-horizontal-align="justify" draw:textarea-vertical-align="middle" draw:auto-grow-height="false" fo:min-height="0.802cm" fo:min-width="3.032cm" fo:padding-top="0.151cm" fo:padding-bottom="0.151cm" fo:padding-left="0.276cm" fo:padding-right="0.276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583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2.078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761cm" fo:padding-top="0.151cm" fo:padding-bottom="0.151cm" fo:padding-left="0.276cm" fo:padding-right="0.276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2.437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165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747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509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0.912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274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0.995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0.854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716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753cm" fo:padding-top="0.151cm" fo:padding-bottom="0.151cm" fo:padding-left="0.276cm" fo:padding-right="0.276cm" style:writing-mode="lr-tb" loext:decorative="false"/>
      <style:paragraph-properties style:writing-mode="lr-tb"/>
    </style:style>
    <style:style style:name="gr22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8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2.022cm" fo:padding-top="0.151cm" fo:padding-bottom="0.151cm" fo:padding-left="0.276cm" fo:padding-right="0.276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33cm" fo:min-width="1.048cm" fo:padding-top="0.151cm" fo:padding-bottom="0.151cm" fo:padding-left="0.276cm" fo:padding-right="0.276cm" style:writing-mode="lr-tb" loext:decorative="false"/>
      <style:paragraph-properties style:writing-mode="lr-tb"/>
    </style:style>
    <style:style style:name="gr25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896cm" fo:padding-top="0.151cm" fo:padding-bottom="0.151cm" fo:padding-left="0.276cm" fo:padding-right="0.276cm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843cm" fo:padding-top="0.151cm" fo:padding-bottom="0.151cm" fo:padding-left="0.276cm" fo:padding-right="0.276cm" style:writing-mode="lr-tb" loext:decorative="false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808cm" fo:padding-top="0.151cm" fo:padding-bottom="0.151cm" fo:padding-left="0.276cm" fo:padding-right="0.276cm" style:writing-mode="lr-tb" loext:decorative="false"/>
      <style:paragraph-properties style:writing-mode="lr-tb"/>
    </style:style>
    <style:style style:name="gr28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1.493cm" fo:padding-top="0.151cm" fo:padding-bottom="0.151cm" fo:padding-left="0.276cm" fo:padding-right="0.276cm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0.955cm" fo:padding-top="0.151cm" fo:padding-bottom="0.151cm" fo:padding-left="0.276cm" fo:padding-right="0.276cm" style:writing-mode="lr-tb" loext:decorative="false"/>
      <style:paragraph-properties style:writing-mode="lr-tb"/>
    </style:style>
    <style:style style:name="gr30" style:family="graphic" style:parent-style-name="Text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44cm" fo:min-width="1.101cm" fo:padding-top="0.026cm" fo:padding-bottom="0.026cm" fo:padding-left="0.026cm" fo:padding-right="0.026cm" style:writing-mode="lr-tb" loext:decorative="false"/>
      <style:paragraph-properties style:writing-mode="lr-tb"/>
    </style:style>
    <style:style style:name="gr31" style:family="graphic" style:parent-style-name="Text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12cm" fo:min-width="1.08cm" fo:padding-top="0.026cm" fo:padding-bottom="0.026cm" fo:padding-left="0.026cm" fo:padding-right="0.026cm" style:writing-mode="lr-tb" loext:decorative="false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svg:stroke-opacity="100%" draw:fill="none" loext:fill-use-slide-background="false" draw:textarea-horizontal-align="justify" draw:textarea-vertical-align="middle" draw:auto-grow-height="false" fo:min-height="0.77cm" fo:min-width="3.011cm" fo:padding-top="0.151cm" fo:padding-bottom="0.151cm" fo:padding-left="0.276cm" fo:padding-right="0.276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svg:stroke-opacity="100%" draw:fill="none" loext:fill-use-slide-background="false" draw:textarea-horizontal-align="justify" draw:textarea-vertical-align="middle" draw:auto-grow-height="false" fo:min-height="0.719cm" fo:min-width="2.958cm" fo:padding-top="0.151cm" fo:padding-bottom="0.151cm" fo:padding-left="0.276cm" fo:padding-right="0.276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37" style:family="graphic" style:parent-style-name="Text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24cm" fo:min-width="1.088cm" fo:padding-top="0.026cm" fo:padding-bottom="0.026cm" fo:padding-left="0.026cm" fo:padding-right="0.02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669cm" fo:min-width="0cm" loext:decorative="false"/>
      <style:paragraph-properties style:writing-mode="lr-tb"/>
    </style:style>
    <style:style style:name="gr39" style:family="graphic" style:parent-style-name="objectwithoutfill" style:list-style-name="L1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372cm" fo:min-width="2.38cm" fo:padding-top="0.151cm" fo:padding-bottom="0.151cm" fo:padding-left="0.276cm" fo:padding-right="0.276cm" style:writing-mode="lr-tb" loext:decorative="false"/>
      <style:paragraph-properties style:writing-mode="lr-tb"/>
    </style:style>
    <style:style style:name="gr40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28cm" fo:min-width="1.356cm" fo:padding-top="0.151cm" fo:padding-bottom="0.151cm" fo:padding-left="0.276cm" fo:padding-right="0.276cm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228cm" fo:min-width="1.336cm" fo:padding-top="0.151cm" fo:padding-bottom="0.151cm" fo:padding-left="0.276cm" fo:padding-right="0.276cm" style:writing-mode="lr-tb" loext:decorative="false"/>
      <style:paragraph-properties style:writing-mode="lr-tb"/>
    </style:style>
    <style:style style:name="gr42" style:family="graphic" style:parent-style-name="Text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02cm" fo:min-width="1.05cm" fo:padding-top="0.026cm" fo:padding-bottom="0.026cm" fo:padding-left="0.026cm" fo:padding-right="0.026cm" style:writing-mode="lr-tb" loext:decorative="false"/>
      <style:paragraph-properties style:writing-mode="lr-tb"/>
    </style:style>
    <style:style style:name="gr43" style:family="graphic" style:parent-style-name="Text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115cm" fo:min-width="1.096cm" fo:padding-top="0.026cm" fo:padding-bottom="0.026cm" fo:padding-left="0.026cm" fo:padding-right="0.026cm" style:writing-mode="lr-tb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10.5pt" style:text-underline-style="none" style:font-size-asian="10.5pt" style:font-size-complex="10.5pt"/>
    </style:style>
    <style:style style:name="P2" style:family="paragraph">
      <loext:graphic-properties draw:fill="none"/>
      <style:paragraph-properties fo:margin-left="0cm" fo:margin-right="0cm" fo:text-align="center" fo:text-indent="0cm" style:writing-mode="lr-tb"/>
      <style:text-properties fo:font-size="10.5pt" style:text-underline-style="none" style:font-size-asian="10.5pt" style:font-size-complex="10.5pt"/>
    </style:style>
    <style:style style:name="P3" style:family="paragraph">
      <style:paragraph-properties fo:text-align="center"/>
      <style:text-properties fo:font-size="10.5pt" style:text-underline-style="none" style:font-size-asian="10.5pt" style:font-size-complex="10.5pt"/>
    </style:style>
    <style:style style:name="P4" style:family="paragraph">
      <loext:graphic-properties draw:fill="none"/>
      <style:paragraph-properties fo:text-align="center" style:writing-mode="lr-tb"/>
      <style:text-properties fo:font-size="10.5pt" style:text-underline-style="none" style:font-size-asian="10.5pt" style:font-size-complex="10.5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paragraph-properties fo:text-align="center"/>
      <style:text-properties style:text-underline-style="none"/>
    </style:style>
    <style:style style:name="P9" style:family="paragraph">
      <style:paragraph-properties fo:text-align="center"/>
      <style:text-properties fo:font-size="10.5pt" style:text-underline-style="solid" style:text-underline-width="bold" style:text-underline-color="font-color" style:font-size-asian="10.5pt" style:font-size-complex="10.5pt"/>
    </style:style>
    <style:style style:name="P10" style:family="paragraph">
      <style:paragraph-properties fo:text-align="center" style:writing-mode="lr-tb"/>
      <style:text-properties fo:font-size="10.5pt" style:text-underline-style="solid" style:text-underline-width="bold" style:text-underline-color="font-color" style:font-size-asian="10.5pt" style:font-size-complex="10.5pt"/>
    </style:style>
    <style:style style:name="P11" style:family="paragraph">
      <style:paragraph-properties fo:text-align="center" style:writing-mode="lr-tb"/>
      <style:text-properties fo:font-size="10.5pt" style:text-underline-style="none" style:font-size-asian="10.5pt" style:font-size-complex="10.5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0.5pt" style:text-underline-style="none" style:font-size-asian="10.5pt" style:font-size-complex="10.5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0.5pt" style:text-underline-style="solid" style:text-underline-width="bold" style:text-underline-color="font-color" style:font-size-asian="10.5pt" style:font-size-complex="10.5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text-underline-style="none" style:font-size-asian="10.5pt" style:font-size-complex="10.5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size="10.5pt" style:text-underline-style="dotted" style:text-underline-width="bold" style:text-underline-color="font-color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text-underline-style="dotted" style:text-underline-width="bold" style:text-underline-color="font-color" style:font-size-asian="10.5pt" style:font-size-complex="10.5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text-underline-style="solid" style:text-underline-width="bold" style:text-underline-color="font-color" style:font-size-asian="10.5pt" style:font-size-complex="10.5pt"/>
    </style:style>
    <style:style style:name="T1" style:family="text">
      <style:text-properties fo:font-size="10.5pt" style:text-underline-style="none" style:font-size-asian="10.5pt" style:font-size-complex="10.5pt"/>
    </style:style>
    <style:style style:name="T2" style:family="text">
      <style:text-properties style:font-name="Liberation Sans1" fo:font-size="10.5pt" style:text-underline-style="none" style:font-size-asian="10.5pt" style:font-size-complex="10.5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.5pt" style:text-underline-style="solid" style:text-underline-width="bold" style:text-underline-color="font-color" style:font-size-asian="10.5pt" style:font-size-complex="10.5pt"/>
    </style:style>
    <style:style style:name="T6" style:family="text">
      <style:text-properties fo:font-size="10.5pt" style:text-underline-style="dash" style:text-underline-width="bold" style:text-underline-color="font-color" style:font-size-asian="10.5pt" style:font-size-complex="10.5pt"/>
    </style:style>
    <style:style style:name="T7" style:family="text">
      <style:text-properties fo:font-size="10.5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PingFang SC" style:font-size-asian="12pt" style:font-style-asian="normal" style:font-weight-asian="bold" style:font-name-complex="Arial Unicode MS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88cm" svg:height="1.299cm" svg:x="7.385cm" svg:y="6.059cm">
          <text:p text:style-name="P1"><text:span text:style-name="T1">TEN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88cm" svg:height="1.299cm" svg:x="7.425cm" svg:y="18.738cm">
          <text:p text:style-name="P1"><text:span text:style-name="T1">AMEN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88cm" svg:height="1.299cm" svg:x="16.456cm" svg:y="18.824cm">
          <text:p text:style-name="P1"><text:span text:style-name="T1">MAINTEN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79cm" svg:height="2.675cm" svg:x="12.429cm" svg:y="5.475cm">
          <text:p text:style-name="P3"><text:span text:style-name="T2">SIGN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788cm" svg:height="1.299cm" svg:x="16.262cm" svg:y="12.396cm">
          <text:p text:style-name="P1"><text:span text:style-name="T1">APART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79cm" svg:height="2.675cm" svg:x="16.918cm" svg:y="8.618cm">
          <text:p text:style-name="P3"><text:span text:style-name="T2">SECUR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2.579cm" svg:height="2.675cm" svg:x="16.884cm" svg:y="14.833cm">
          <text:p text:style-name="P3"><text:span text:style-name="T2">RECEIV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6" draw:layer="layout" svg:width="11.361cm" svg:height="0.962cm" svg:x="7.591cm" svg:y="2.585cm">
          <draw:text-box>
            <text:p text:style-name="P5"><text:span text:style-name="T3">APARTMENT COMPLEX DATABASE</text:span></text:p>
          </draw:text-box>
        </draw:frame>
        <draw:frame draw:style-name="gr4" draw:text-style-name="P7" draw:layer="layout" svg:width="6.001cm" svg:height="0.962cm" svg:x="20.939cm" svg:y="2.514cm">
          <draw:text-box>
            <text:p text:style-name="P5"><text:span text:style-name="T4">Author: Jimmy Tran</text:span></text:p>
          </draw:text-box>
        </draw:frame>
        <draw:custom-shape draw:style-name="gr2" draw:text-style-name="P4" draw:layer="layout" svg:width="2.579cm" svg:height="2.675cm" svg:x="7.996cm" svg:y="8.586cm">
          <text:p text:style-name="P3"><text:span text:style-name="T2">BUY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layer="layout" svg:width="2.579cm" svg:height="2.675cm" svg:x="7.959cm" svg:y="14.895cm">
          <text:p text:style-name="P3"><text:span text:style-name="T2">IS_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8" draw:layer="layout" svg:x1="9.289cm" svg:y1="8.586cm" svg:x2="9.289cm" svg:y2="7.358cm">
          <text:p/>
        </draw:line>
        <draw:line draw:style-name="gr5" draw:text-style-name="P8" draw:layer="layout" svg:x1="14.942cm" svg:y1="6.74cm" svg:x2="16.252cm" svg:y2="6.739cm">
          <text:p/>
        </draw:line>
        <draw:line draw:style-name="gr5" draw:text-style-name="P8" draw:layer="layout" svg:x1="11.173cm" svg:y1="6.82cm" svg:x2="12.429cm" svg:y2="6.82cm">
          <text:p/>
        </draw:line>
        <draw:line draw:style-name="gr5" draw:text-style-name="P8" draw:layer="layout" svg:x1="9.204cm" svg:y1="12.378cm" svg:x2="9.203cm" svg:y2="11.177cm">
          <text:p/>
        </draw:line>
        <draw:line draw:style-name="gr5" draw:text-style-name="P8" draw:layer="layout" svg:x1="9.163cm" svg:y1="14.986cm" svg:x2="9.163cm" svg:y2="13.692cm">
          <text:p/>
        </draw:line>
        <draw:line draw:style-name="gr5" draw:text-style-name="P8" draw:layer="layout" svg:x1="9.249cm" svg:y1="18.738cm" svg:x2="9.249cm" svg:y2="17.57cm">
          <text:p/>
        </draw:line>
        <draw:line draw:style-name="gr5" draw:text-style-name="P8" draw:layer="layout" svg:x1="18.205cm" svg:y1="12.396cm" svg:x2="18.205cm" svg:y2="11.293cm">
          <text:p/>
        </draw:line>
        <draw:line draw:style-name="gr5" draw:text-style-name="P8" draw:layer="layout" svg:x1="18.123cm" svg:y1="8.701cm" svg:x2="18.125cm" svg:y2="7.343cm">
          <text:p/>
        </draw:line>
        <draw:line draw:style-name="gr5" draw:text-style-name="P8" draw:layer="layout" svg:x1="18.177cm" svg:y1="14.833cm" svg:x2="18.177cm" svg:y2="13.73cm">
          <text:p/>
        </draw:line>
        <draw:line draw:style-name="gr5" draw:text-style-name="P8" draw:layer="layout" svg:x1="18.092cm" svg:y1="18.824cm" svg:x2="18.09cm" svg:y2="17.431cm">
          <text:p/>
        </draw:line>
        <draw:g draw:style-name="gr6">
          <draw:custom-shape draw:style-name="gr1" draw:text-style-name="P2" draw:layer="layout" svg:width="3.788cm" svg:height="1.299cm" svg:x="16.252cm" svg:y="6.044cm">
            <text:p text:style-name="P1"><text:span text:style-name="T1">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562cm" svg:height="1.113cm" svg:x="16.36cm" svg:y="6.1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6">
          <draw:custom-shape draw:style-name="gr1" draw:text-style-name="P2" draw:layer="layout" svg:width="3.788cm" svg:height="1.299cm" svg:x="7.471cm" svg:y="12.393cm">
            <text:p text:style-name="P1"><text:span text:style-name="T1">USED_AMEN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3.584cm" svg:height="1.104cm" svg:x="7.574cm" svg:y="12.4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0" draw:layer="layout" svg:width="3.019cm" svg:height="0.952cm" svg:x="19.277cm" svg:y="11.293cm">
          <text:p text:style-name="P9"><text:span text:style-name="T5">Apt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.718cm" svg:height="0.952cm" svg:x="20.885cm" svg:y="12.615cm">
          <text:p text:style-name="P3"><text:span text:style-name="T1">Monthly Ren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269cm" svg:height="0.952cm" svg:x="19.463cm" svg:y="13.881cm">
          <text:p text:style-name="P3"><text:span text:style-name="T1">No Of Bedroom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4.225cm" svg:height="0.952cm" svg:x="3.649cm" svg:y="4.374cm">
          <text:p text:style-name="P3"><text:span text:style-name="T1">Phone Numb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10.012cm" svg:y="4.753cm">
          <text:p text:style-name="P3"><text:span text:style-name="T1">Last Nam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2.427cm" svg:height="0.952cm" svg:x="6.327cm" svg:y="8.344cm">
          <text:p text:style-name="P3"><text:span text:style-name="T1">Emai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7.76cm" svg:y="3.913cm">
          <text:p text:style-name="P3"><text:span text:style-name="T1">First Nam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2.632cm" svg:y="5.48cm">
          <text:p text:style-name="P3"><text:span text:style-name="T1">SS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019cm" svg:height="0.952cm" svg:x="2.599cm" svg:y="6.612cm">
          <text:p text:style-name="P9"><text:span text:style-name="T5">Tenant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3.019cm" svg:height="0.952cm" svg:x="14.481cm" svg:y="4.697cm">
          <text:p text:style-name="P9"><text:span text:style-name="T5">Lease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20.44cm" svg:y="4.273cm">
          <text:p text:style-name="P3"><text:span text:style-name="T1">End D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17.129cm" svg:y="3.859cm">
          <text:p text:style-name="P12"><text:span text:style-name="T6">Apt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21.809cm" svg:y="6.61cm">
          <text:p text:style-name="P3"><text:span text:style-name="T1">Start D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21.995cm" svg:y="5.317cm">
          <text:p text:style-name="P3"><text:span text:style-name="T1">Term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3.251cm" svg:height="0.952cm" svg:x="4.596cm" svg:y="17.608cm">
          <text:p text:style-name="P9"><text:span text:style-name="T5">Amenity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2.913cm" svg:height="0.952cm" svg:x="11.121cm" svg:y="20.563cm">
          <text:p text:style-name="P3"><text:span text:style-name="T1">Flag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2.068cm" svg:height="0.952cm" svg:x="9.582cm" svg:y="21.34cm">
          <text:p text:style-name="P3"><text:span text:style-name="T1">Term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2.58cm" svg:height="0.952cm" svg:x="11.604cm" svg:y="19.504cm">
          <text:p text:style-name="P3"><text:span text:style-name="T1">Deposi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2.187cm" svg:height="0.952cm" svg:x="7.222cm" svg:y="21.619cm">
          <text:p text:style-name="P3"><text:span text:style-name="T1">Cos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1.988cm" svg:height="0.952cm" svg:x="5.485cm" svg:y="20.962cm">
          <text:p text:style-name="P3"><text:span text:style-name="T1">Uni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3.589cm" svg:y="19.888cm">
          <text:p text:style-name="P3"><text:span text:style-name="T1">Quantit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3.569cm" svg:y="18.725cm">
          <text:p text:style-name="P3"><text:span text:style-name="T1">AmenityNam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3.206cm" svg:height="0.952cm" svg:x="2.331cm" svg:y="11.359cm">
          <text:p text:style-name="P13"><text:span text:style-name="T6">Amenity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1.746cm" svg:y="13.532cm">
          <text:p text:style-name="P3"><text:span text:style-name="T1">Start D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draw:layer="layout" svg:width="3.259cm" svg:height="0.952cm" svg:x="5.344cm" svg:y="14.895cm">
          <text:p text:style-name="P3"><text:span text:style-name="T1">Return Condi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1.726cm" svg:y="12.435cm">
          <text:p text:style-name="P12"><text:span text:style-name="T6">Tenant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2.325cm" svg:y="14.589cm">
          <text:p text:style-name="P3"><text:span text:style-name="T1">Return D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3.394cm" svg:height="0.952cm" svg:x="18.893cm" svg:y="17.129cm">
          <text:p text:style-name="P9"><text:span text:style-name="T5">Project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22.906cm" svg:y="18.685cm">
          <text:p text:style-name="P3"><text:span text:style-name="T1">Project</text:span></text:p>
          <text:p text:style-name="P3"><text:span text:style-name="T1">Nam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3.64cm" svg:height="0.952cm" svg:x="22.821cm" svg:y="20.918cm">
          <text:p text:style-name="P3"><text:span text:style-name="T1">Descrip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draw:layer="layout" svg:width="2.262cm" svg:height="0.755cm" svg:x="14.603cm" svg:y="21.388cm">
          <text:p text:style-name="P3"><text:span text:style-name="T1">Status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draw:layer="layout" svg:width="3.462cm" svg:height="0.952cm" svg:x="23.19cm" svg:y="19.768cm">
          <text:p text:style-name="P3"><text:span text:style-name="T1">Date Complet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3.387cm" svg:height="0.952cm" svg:x="21.918cm" svg:y="22.013cm">
          <text:p text:style-name="P3"><text:span text:style-name="T1">Scheduled D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3.336cm" svg:height="0.952cm" svg:x="18.469cm" svg:y="22.137cm">
          <text:p text:style-name="P3"><text:span text:style-name="T1">Requested D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2.891cm" svg:height="0.952cm" svg:x="14.184cm" svg:y="20.292cm">
          <text:p text:style-name="P3"><text:span text:style-name="T1">Category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2.131cm" svg:height="0.952cm" svg:x="22.287cm" svg:y="17.567cm">
          <text:p text:style-name="P12"><text:span text:style-name="T6">Apt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8.676cm" svg:y1="6.059cm" svg:x2="8.95cm" svg:y2="4.865cm">
          <text:p/>
        </draw:line>
        <draw:line draw:style-name="gr5" draw:text-style-name="P8" draw:layer="layout" svg:x1="9.476cm" svg:y1="6.059cm" svg:x2="10.284cm" svg:y2="5.5cm">
          <text:p/>
        </draw:line>
        <draw:line draw:style-name="gr5" draw:text-style-name="P8" draw:layer="layout" svg:x1="7.385cm" svg:y1="6.232cm" svg:x2="5.651cm" svg:y2="5.928cm">
          <text:p/>
        </draw:line>
        <draw:line draw:style-name="gr5" draw:text-style-name="P8" draw:layer="layout" svg:x1="7.385cm" svg:y1="6.745cm" svg:x2="5.618cm" svg:y2="7.139cm">
          <text:p/>
        </draw:line>
        <draw:line draw:style-name="gr5" draw:text-style-name="P8" draw:layer="layout" svg:x1="7.385cm" svg:y1="7.189cm" svg:x2="6.028cm" svg:y2="7.809cm">
          <text:p/>
        </draw:line>
        <draw:line draw:style-name="gr5" draw:text-style-name="P8" draw:layer="layout" svg:x1="8.475cm" svg:y1="7.358cm" svg:x2="7.681cm" svg:y2="8.344cm">
          <text:p/>
        </draw:line>
        <draw:line draw:style-name="gr5" draw:text-style-name="P8" draw:layer="layout" svg:x1="17.3cm" svg:y1="5.433cm" svg:x2="18.178cm" svg:y2="6.044cm">
          <text:p/>
        </draw:line>
        <draw:line draw:style-name="gr5" draw:text-style-name="P8" draw:layer="layout" svg:x1="18.773cm" svg:y1="4.811cm" svg:x2="19.096cm" svg:y2="6.044cm">
          <text:p/>
        </draw:line>
        <draw:line draw:style-name="gr5" draw:text-style-name="P8" draw:layer="layout" svg:x1="21.265cm" svg:y1="5.184cm" svg:x2="20.04cm" svg:y2="6.466cm">
          <text:p/>
        </draw:line>
        <draw:line draw:style-name="gr5" draw:text-style-name="P8" draw:layer="layout" svg:x1="22.14cm" svg:y1="5.993cm" svg:x2="20.058cm" svg:y2="6.696cm">
          <text:p/>
        </draw:line>
        <draw:line draw:style-name="gr5" draw:text-style-name="P8" draw:layer="layout" svg:x1="21.809cm" svg:y1="7.153cm" svg:x2="20.041cm" svg:y2="7.122cm">
          <text:p/>
        </draw:line>
        <draw:line draw:style-name="gr5" draw:text-style-name="P8" draw:layer="layout" svg:x1="7.893cm" svg:y1="12.393cm" svg:x2="7.2cm" svg:y2="11.445cm">
          <text:p/>
        </draw:line>
        <draw:line draw:style-name="gr5" draw:text-style-name="P8" draw:layer="layout" svg:x1="7.471cm" svg:y1="12.941cm" svg:x2="4.745cm" svg:y2="12.829cm">
          <text:p/>
        </draw:line>
        <draw:line draw:style-name="gr5" draw:text-style-name="P8" draw:layer="layout" svg:x1="7.471cm" svg:y1="13.114cm" svg:x2="4.765cm" svg:y2="13.962cm">
          <text:p/>
        </draw:line>
        <draw:line draw:style-name="gr5" draw:text-style-name="P8" draw:layer="layout" svg:x1="7.471cm" svg:y1="13.504cm" svg:x2="5cm" svg:y2="14.757cm">
          <text:p/>
        </draw:line>
        <draw:line draw:style-name="gr5" draw:text-style-name="P8" draw:layer="layout" svg:x1="8.018cm" svg:y1="13.692cm" svg:x2="7.157cm" svg:y2="14.895cm">
          <text:p/>
        </draw:line>
        <draw:line draw:style-name="gr5" draw:text-style-name="P8" draw:layer="layout" svg:x1="20.16cm" svg:y1="13.971cm" svg:x2="19.595cm" svg:y2="13.695cm">
          <text:p/>
        </draw:line>
        <draw:line draw:style-name="gr5" draw:text-style-name="P8" draw:layer="layout" svg:x1="20.885cm" svg:y1="13.105cm" svg:x2="20.05cm" svg:y2="13.105cm">
          <text:p/>
        </draw:line>
        <draw:line draw:style-name="gr5" draw:text-style-name="P8" draw:layer="layout" svg:x1="19.877cm" svg:y1="12.161cm" svg:x2="19.463cm" svg:y2="12.396cm">
          <text:p/>
        </draw:line>
        <draw:line draw:style-name="gr5" draw:text-style-name="P8" draw:layer="layout" svg:x1="8.318cm" svg:y1="21.619cm" svg:x2="8.737cm" svg:y2="20.037cm">
          <text:p/>
        </draw:line>
        <draw:line draw:style-name="gr5" draw:text-style-name="P8" draw:layer="layout" svg:x1="10.4cm" svg:y1="21.34cm" svg:x2="9.279cm" svg:y2="20.037cm">
          <text:p/>
        </draw:line>
        <draw:line draw:style-name="gr5" draw:text-style-name="P8" draw:layer="layout" svg:x1="11.6cm" svg:y1="20.69cm" svg:x2="10.4cm" svg:y2="20.038cm">
          <text:p/>
        </draw:line>
        <draw:line draw:style-name="gr5" draw:text-style-name="P8" draw:layer="layout" svg:x1="11.604cm" svg:y1="20.037cm" svg:x2="11.213cm" svg:y2="19.86cm">
          <text:p/>
        </draw:line>
        <draw:line draw:style-name="gr5" draw:text-style-name="P8" draw:layer="layout" svg:x1="7.2cm" svg:y1="21.09cm" svg:x2="8.237cm" svg:y2="20.037cm">
          <text:p/>
        </draw:line>
        <draw:line draw:style-name="gr5" draw:text-style-name="P8" draw:layer="layout" svg:x1="6.608cm" svg:y1="20.38cm" svg:x2="7.425cm" svg:y2="19.86cm">
          <text:p/>
        </draw:line>
        <draw:line draw:style-name="gr5" draw:text-style-name="P8" draw:layer="layout" svg:x1="6.588cm" svg:y1="19.29cm" svg:x2="7.425cm" svg:y2="19.43cm">
          <text:p/>
        </draw:line>
        <draw:line draw:style-name="gr5" draw:text-style-name="P8" draw:layer="layout" svg:x1="7.37cm" svg:y1="18.43cm" svg:x2="7.933cm" svg:y2="18.738cm">
          <text:p/>
        </draw:line>
        <draw:line draw:style-name="gr5" draw:text-style-name="P8" draw:layer="layout" svg:x1="16.635cm" svg:y1="20.443cm" svg:x2="17.206cm" svg:y2="20.123cm">
          <text:p/>
        </draw:line>
        <draw:line draw:style-name="gr5" draw:text-style-name="P8" draw:layer="layout" svg:x1="19.473cm" svg:y1="18.824cm" svg:x2="20.31cm" svg:y2="18.081cm">
          <text:p/>
        </draw:line>
        <draw:line draw:style-name="gr5" draw:text-style-name="P8" draw:layer="layout" svg:x1="16.865cm" svg:y1="21.736cm" svg:x2="17.796cm" svg:y2="20.123cm">
          <text:p/>
        </draw:line>
        <draw:line draw:style-name="gr5" draw:text-style-name="P8" draw:layer="layout" svg:x1="20.105cm" svg:y1="22.137cm" svg:x2="18.937cm" svg:y2="20.123cm">
          <text:p/>
        </draw:line>
        <draw:line draw:style-name="gr5" draw:text-style-name="P8" draw:layer="layout" svg:x1="22.491cm" svg:y1="22.137cm" svg:x2="19.936cm" svg:y2="20.123cm">
          <text:p/>
        </draw:line>
        <draw:line draw:style-name="gr5" draw:text-style-name="P8" draw:layer="layout" svg:x1="22.821cm" svg:y1="21.368cm" svg:x2="20.244cm" svg:y2="19.833cm">
          <text:p/>
        </draw:line>
        <draw:line draw:style-name="gr5" draw:text-style-name="P8" draw:layer="layout" svg:x1="23.19cm" svg:y1="20.273cm" svg:x2="20.244cm" svg:y2="19.47cm">
          <text:p/>
        </draw:line>
        <draw:line draw:style-name="gr5" draw:text-style-name="P8" draw:layer="layout" svg:x1="22.906cm" svg:y1="19.182cm" svg:x2="20.244cm" svg:y2="19.182cm">
          <text:p/>
        </draw:line>
        <draw:line draw:style-name="gr5" draw:text-style-name="P8" draw:layer="layout" svg:x1="22.584cm" svg:y1="18.363cm" svg:x2="20.244cm" svg:y2="18.928cm">
          <text:p/>
        </draw:line>
        <draw:custom-shape draw:style-name="gr9" draw:text-style-name="P16" draw:layer="layout" svg:width="3.019cm" svg:height="0.952cm" svg:x="3.608cm" svg:y="7.694cm">
          <text:p text:style-name="P15"><text:span text:style-name="T6">Lease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8.03cm" svg:y1="6.059cm" svg:x2="7.187cm" svg:y2="5.203cm">
          <text:p/>
        </draw:line>
        <draw:custom-shape draw:style-name="gr30" draw:text-style-name="P4" draw:layer="layout" svg:width="2.305cm" svg:height="2.392cm" svg:x="12.573cm" svg:y="5.61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4" draw:layer="layout" svg:width="2.264cm" svg:height="2.327cm" svg:x="8.155cm" svg:y="8.7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8" draw:layer="layout" svg:x1="9.336cm" svg:y1="14.977cm" svg:x2="9.333cm" svg:y2="13.692cm">
          <text:p/>
        </draw:line>
        <draw:line draw:style-name="gr5" draw:text-style-name="P8" draw:layer="layout" svg:x1="14.95cm" svg:y1="6.88cm" svg:x2="16.252cm" svg:y2="6.88cm">
          <text:p/>
        </draw:line>
        <draw:custom-shape draw:style-name="gr32" draw:text-style-name="P2" draw:layer="layout" svg:width="3.563cm" svg:height="1.072cm" svg:x="16.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8" draw:layer="layout" svg:x1="18.254cm" svg:y1="18.824cm" svg:x2="18.259cm" svg:y2="17.426cm">
          <text:p/>
        </draw:line>
        <draw:custom-shape draw:style-name="gr33" draw:text-style-name="P2" draw:layer="layout" svg:width="3.51cm" svg:height="1.021cm" svg:x="7.535cm" svg:y="6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7" draw:layer="layout" svg:width="0.769cm" svg:height="0.663cm" svg:x="18.068cm" svg:y="13.887cm">
          <draw:text-box>
            <text:p><text:span text:style-name="T7">1</text:span></text:p>
          </draw:text-box>
        </draw:frame>
        <draw:frame draw:style-name="gr34" draw:text-style-name="P17" draw:layer="layout" svg:width="0.769cm" svg:height="0.663cm" svg:x="18.066cm" svg:y="11.462cm">
          <draw:text-box>
            <text:p><text:span text:style-name="T7">1</text:span></text:p>
          </draw:text-box>
        </draw:frame>
        <draw:frame draw:style-name="gr34" draw:text-style-name="P17" draw:layer="layout" svg:width="0.769cm" svg:height="0.663cm" svg:x="18.154cm" svg:y="7.615cm">
          <draw:text-box>
            <text:p><text:span text:style-name="T7">N</text:span></text:p>
          </draw:text-box>
        </draw:frame>
        <draw:frame draw:style-name="gr34" draw:text-style-name="P17" draw:layer="layout" svg:width="0.769cm" svg:height="0.663cm" svg:x="15.124cm" svg:y="6.217cm">
          <draw:text-box>
            <text:p><text:span text:style-name="T7">1</text:span></text:p>
          </draw:text-box>
        </draw:frame>
        <draw:frame draw:style-name="gr34" draw:text-style-name="P17" draw:layer="layout" svg:width="0.769cm" svg:height="0.663cm" svg:x="11.46cm" svg:y="6.224cm">
          <draw:text-box>
            <text:p><text:span text:style-name="T7">N</text:span></text:p>
          </draw:text-box>
        </draw:frame>
        <draw:frame draw:style-name="gr34" draw:text-style-name="P17" draw:layer="layout" svg:width="0.769cm" svg:height="0.663cm" svg:x="8.709cm" svg:y="7.594cm">
          <draw:text-box>
            <text:p><text:span text:style-name="T7">1</text:span></text:p>
          </draw:text-box>
        </draw:frame>
        <draw:frame draw:style-name="gr34" draw:text-style-name="P17" draw:layer="layout" svg:width="0.769cm" svg:height="0.663cm" svg:x="8.633cm" svg:y="11.445cm">
          <draw:text-box>
            <text:p><text:span text:style-name="T7">N</text:span></text:p>
          </draw:text-box>
        </draw:frame>
        <draw:frame draw:style-name="gr34" draw:text-style-name="P17" draw:layer="layout" svg:width="0.769cm" svg:height="0.663cm" svg:x="8.461cm" svg:y="13.926cm">
          <draw:text-box>
            <text:p><text:span text:style-name="T7">N</text:span></text:p>
          </draw:text-box>
        </draw:frame>
        <draw:frame draw:style-name="gr34" draw:text-style-name="P17" draw:layer="layout" svg:width="0.769cm" svg:height="0.663cm" svg:x="8.59cm" svg:y="17.75cm">
          <draw:text-box>
            <text:p><text:span text:style-name="T7">1</text:span></text:p>
          </draw:text-box>
        </draw:frame>
        <draw:frame draw:style-name="gr35" draw:text-style-name="P17" draw:layer="layout" svg:width="1.47cm" svg:height="0.662cm" svg:x="16.929cm" svg:y="13.887cm">
          <draw:text-box>
            <text:p><text:span text:style-name="T7">(0, n)</text:span></text:p>
          </draw:text-box>
        </draw:frame>
        <draw:frame draw:style-name="gr35" draw:text-style-name="P17" draw:layer="layout" svg:width="1.47cm" svg:height="0.662cm" svg:x="16.924cm" svg:y="17.721cm">
          <draw:text-box>
            <text:p><text:span text:style-name="T7">(1, 1)</text:span></text:p>
          </draw:text-box>
        </draw:frame>
        <draw:frame draw:style-name="gr34" draw:text-style-name="P17" draw:layer="layout" svg:width="0.769cm" svg:height="0.663cm" svg:x="18.092cm" svg:y="17.721cm">
          <draw:text-box>
            <text:p><text:span text:style-name="T7">N</text:span></text:p>
          </draw:text-box>
        </draw:frame>
        <draw:frame draw:style-name="gr35" draw:text-style-name="P17" draw:layer="layout" svg:width="1.47cm" svg:height="0.662cm" svg:x="17.039cm" svg:y="11.462cm">
          <draw:text-box>
            <text:p><text:span text:style-name="T7">(0, n)</text:span></text:p>
          </draw:text-box>
        </draw:frame>
        <draw:frame draw:style-name="gr35" draw:text-style-name="P17" draw:layer="layout" svg:width="1.47cm" svg:height="0.662cm" svg:x="16.952cm" svg:y="7.615cm">
          <draw:text-box>
            <text:p><text:span text:style-name="T7">(1, 1)</text:span></text:p>
          </draw:text-box>
        </draw:frame>
        <draw:frame draw:style-name="gr36" draw:text-style-name="P17" draw:layer="layout" svg:width="1.793cm" svg:height="1.073cm" svg:x="14.83cm" svg:y="6.811cm">
          <draw:text-box>
            <text:p><text:span text:style-name="T7">(1, n)</text:span></text:p>
          </draw:text-box>
        </draw:frame>
        <draw:frame draw:style-name="gr36" draw:text-style-name="P17" draw:layer="layout" svg:width="1.655cm" svg:height="1.073cm" svg:x="11.173cm" svg:y="6.82cm">
          <draw:text-box>
            <text:p><text:span text:style-name="T7">(0, 1)</text:span></text:p>
          </draw:text-box>
        </draw:frame>
        <draw:frame draw:style-name="gr35" draw:text-style-name="P17" draw:layer="layout" svg:width="1.47cm" svg:height="0.662cm" svg:x="9.164cm" svg:y="7.595cm">
          <draw:text-box>
            <text:p><text:span text:style-name="T7">(0, n)</text:span></text:p>
          </draw:text-box>
        </draw:frame>
        <draw:frame draw:style-name="gr35" draw:text-style-name="P17" draw:layer="layout" svg:width="1.47cm" svg:height="0.662cm" svg:x="9.182cm" svg:y="11.446cm">
          <draw:text-box>
            <text:p><text:span text:style-name="T7">(1, 1)</text:span></text:p>
          </draw:text-box>
        </draw:frame>
        <draw:frame draw:style-name="gr35" draw:text-style-name="P17" draw:layer="layout" svg:width="1.47cm" svg:height="0.662cm" svg:x="9.163cm" svg:y="17.75cm">
          <draw:text-box>
            <text:p><text:span text:style-name="T7">(0, n)</text:span></text:p>
          </draw:text-box>
        </draw:frame>
        <draw:frame draw:style-name="gr35" draw:text-style-name="P17" draw:layer="layout" svg:width="1.47cm" svg:height="0.662cm" svg:x="9.163cm" svg:y="13.927cm">
          <draw:text-box>
            <text:p><text:span text:style-name="T7">(1, 1)</text:span></text:p>
          </draw:text-box>
        </draw:frame>
        <draw:custom-shape draw:style-name="gr37" draw:text-style-name="P4" draw:layer="layout" svg:width="2.279cm" svg:height="2.35cm" svg:x="17.034cm" svg:y="14.99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9" draw:layer="layout" svg:width="25.844cm" svg:height="19.919cm" svg:x="1cm" svg:y="24.742cm">
          <draw:text-box>
            <text:p><text:span text:style-name="T8">ASSUMPTIONS</text:span></text:p>
            <text:p><text:span text:style-name="T8">Key Pairs:</text:span></text:p>
            <text:p><text:span text:style-name="T9">TENANT.TenantID = USED_AMENITY.TenantID</text:span></text:p>
            <text:p><text:span text:style-name="T9">LEASE.LeaseID = TENANT.LeaseID</text:span><text:span text:style-name="T9"><text:line-break/></text:span><text:span text:style-name="T9">APARTMENT.AptID = LEASE.AptID</text:span></text:p>
            <text:p><text:span text:style-name="T9">APARTMENT.AptID = MAINTENANCE.AptID</text:span></text:p>
            <text:p><text:span text:style-name="T9">AMENITY.AmenityID = USED_AMENITY.AmenityID</text:span></text:p>
            <text:p text:style-name="P18"><text:span text:style-name="T8">Cardinality constraints:</text:span></text:p>
            <text:p text:style-name="P18"><text:span text:style-name="T9">A TENANT can sign one LEASE. A LEASE can belong to many TENANTS.</text:span></text:p>
            <text:p text:style-name="P18"><text:span text:style-name="T9">A LEASE belongs only to one APARTMENT. An APARTMENT can have many LEASES.</text:span></text:p>
            <text:p text:style-name="P18"><text:span text:style-name="T9">A TENANT can buy as many USED_AMENITIES. USED_AMENITIES can be bought by one TENANT</text:span></text:p>
            <text:p text:style-name="P18"><text:span text:style-name="T9">USED_AMENITY is one AMENITY. AMENITY can have many USED_AMENITIES.</text:span></text:p>
            <text:p text:style-name="P18"><text:span text:style-name="T9">An APARTMENT receive as many MAINTENANCE as needed. MAINTENANCE must be done to an APARTMENT.</text:span></text:p>
            <text:p text:style-name="P18"><text:span text:style-name="T10">(min, max) constraints:</text:span></text:p>
            <text:p text:style-name="P18"><text:span text:style-name="T11">A TENANT can exist in my database without signing a LEASE. (min = 0)</text:span></text:p>
            <text:p text:style-name="P18"><text:span text:style-name="T11">A TENANT can sign at most one LEASE. (max = 1)</text:span></text:p>
            <text:p text:style-name="P18"><text:span text:style-name="T11">A LEASE cannot exist in my database without having a TENANT sign it. (min = 1)</text:span></text:p>
            <text:p text:style-name="P18"><text:span text:style-name="T11">A LEASE can be signed by many TENANTS. (max = n)</text:span></text:p>
            <text:p text:style-name="P18"><text:span text:style-name="T11">An APARTMENT can be in my database without any MAINTENANCE done to it. (min = 0)</text:span></text:p>
            <text:p text:style-name="P18"><text:span text:style-name="T11">An APARTMENT can receive as many MAINTENANCE as needed. (max = n) </text:span></text:p>
            <text:p text:style-name="P18"><text:span text:style-name="T11">A MAINTENANCE must belong to an APARTMENT before it is entered in my database. (min = 1)</text:span></text:p>
            <text:p text:style-name="P18"><text:span text:style-name="T11">MAINTENANCE can be done to only one APARTMENT. (max = 1)</text:span></text:p>
            <text:p text:style-name="P18"><text:span text:style-name="T11">A LEASE must secure an APARTMENT before it is entered in my database. (min = 1)</text:span></text:p>
            <text:p text:style-name="P18"><text:span text:style-name="T11">A LEASE can only secure one APARTMENT (max = 1)</text:span></text:p>
            <text:p text:style-name="P18"><text:span text:style-name="T11">An APARTMENT can exist in my database before there is a LEASE that secures it. (min = 0)</text:span></text:p>
            <text:p text:style-name="P18"><text:span text:style-name="T11">An APARTMENT can be secured by many LEASES. (max = n).</text:span></text:p>
            <text:p text:style-name="P18"><text:span text:style-name="T11">A TENANT can buy zero USED_AMENITIES. (min = 0)</text:span></text:p>
            <text:p text:style-name="P18"><text:span text:style-name="T11">A TENANT can buy as many USED_AMENITIES as like they like. (max = n)</text:span><text:span text:style-name="T11"><text:line-break/></text:span><text:span text:style-name="T11">A USED_AMENITY must belong to a TENANT before it is entered in my database. (min = 1)</text:span></text:p>
            <text:p text:style-name="P18"><text:span text:style-name="T11">A USED_AMENITY can only be bought by one TENANT. (max = 1)</text:span></text:p>
            <text:p text:style-name="P18"><text:span text:style-name="T11">An AMENITY must exist before it turns into a USED_AMENITY. (min = 1)</text:span></text:p>
            <text:p text:style-name="P18"><text:span text:style-name="T11">A USED_AMENITY is an AMENITY (max = 1).</text:span></text:p>
            <text:p text:style-name="P18"><text:span text:style-name="T11">An AMENITY can exist in my database before it becomes a USED_AMENITY. (min = 0)</text:span></text:p>
            <text:p text:style-name="P18"><text:span text:style-name="T11">An AMENITY can become a USED_AMENITY as needed. <text:s/>(max = n) </text:span></text:p>
            <text:p><text:span text:style-name="T8"/></text:p>
          </draw:text-box>
        </draw:frame>
        <draw:line draw:style-name="gr5" draw:text-style-name="P8" draw:layer="layout" svg:x1="18.294cm" svg:y1="8.716cm" svg:x2="18.291cm" svg:y2="7.343cm">
          <text:p/>
        </draw:line>
        <draw:custom-shape draw:style-name="gr39" draw:text-style-name="P20" draw:layer="layout" svg:width="4.146cm" svg:height="0.952cm" svg:x="4.487cm" svg:y="10.493cm">
          <text:p text:style-name="P13"><text:span text:style-name="T5">TransactionI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7.471cm" svg:y1="12.547cm" svg:x2="5.042cm" svg:y2="12.172cm">
          <text:p/>
        </draw:line>
        <draw:custom-shape draw:style-name="gr9" draw:text-style-name="P11" draw:layer="layout" svg:width="3.019cm" svg:height="0.952cm" svg:x="19.744cm" svg:y="7.712cm">
          <text:p text:style-name="P3"><text:span text:style-name="T1">Paymen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22.836cm" svg:y="9.001cm">
          <text:p text:style-name="P3"><text:span text:style-name="T1">Due D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019cm" svg:height="0.952cm" svg:x="19.917cm" svg:y="9.42cm">
          <text:p text:style-name="P3"><text:span text:style-name="T1">Amoun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20.588cm" svg:y1="7.759cm" svg:x2="19.805cm" svg:y2="7.343cm">
          <text:p/>
        </draw:line>
        <draw:line draw:style-name="gr5" draw:text-style-name="P8" draw:layer="layout" svg:x1="21.346cm" svg:y1="9.42cm" svg:x2="21.035cm" svg:y2="8.664cm">
          <text:p/>
        </draw:line>
        <draw:line draw:style-name="gr5" draw:text-style-name="P8" draw:layer="layout" svg:x1="22.989cm" svg:y1="9.275cm" svg:x2="21.894cm" svg:y2="8.633cm">
          <text:p/>
        </draw:line>
        <draw:custom-shape draw:style-name="gr9" draw:text-style-name="P11" draw:layer="layout" svg:width="3.019cm" svg:height="0.952cm" svg:x="23.298cm" svg:y="7.85cm">
          <text:p text:style-name="P3"><text:span text:style-name="T1">Paid Da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23.298cm" svg:y1="8.323cm" svg:x2="22.745cm" svg:y2="8.199cm">
          <text:p/>
        </draw:line>
        <draw:custom-shape draw:style-name="gr40" draw:text-style-name="P11" draw:layer="layout" svg:width="2.696cm" svg:height="0.748cm" svg:x="15.673cm" svg:y="22.18cm">
          <text:p text:style-name="P3"><text:span text:style-name="T1"><text:s/></text:span><text:span text:style-name="T1">Quart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8" draw:layer="layout" svg:x1="17.663cm" svg:y1="22.18cm" svg:x2="18.493cm" svg:y2="20.123cm">
          <text:p/>
        </draw:line>
        <draw:custom-shape draw:style-name="gr41" draw:text-style-name="P11" draw:layer="layout" svg:width="2.67cm" svg:height="0.748cm" svg:x="19.923cm" svg:y="7.822cm">
          <text:p text:style-name="P3"><text:span text:style-name="T1"/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2.202cm" svg:height="2.306cm" svg:x="17.1cm" svg:y="8.816cm">
          <text:p text:style-name="P3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8" draw:layer="layout" svg:x1="9.344cm" svg:y1="12.378cm" svg:x2="9.345cm" svg:y2="11.208cm">
          <text:p/>
        </draw:line>
        <draw:custom-shape draw:style-name="gr43" draw:text-style-name="P4" draw:layer="layout" svg:width="2.296cm" svg:height="2.333cm" svg:x="8.076cm" svg:y="15.062cm">
          <text:p text:style-name="P3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2:59:34.421214419</meta:creation-date>
    <dc:date>2023-12-07T14:41:44.423251374</dc:date>
    <meta:editing-duration>P8DT7H6M39S</meta:editing-duration>
    <meta:editing-cycles>6</meta:editing-cycles>
    <meta:generator>LibreOffice/7.6.0.3$MacOSX_X86_64 LibreOffice_project/69edd8b8ebc41d00b4de3915dc82f8f0fc3b6265</meta:generator>
    <meta:print-date>2023-12-07T14:41:32.799501893</meta:print-date>
    <meta:printed-by>PDF files</meta:printed-by>
    <meta:document-statistic meta:object-count="147"/>
  </office:meta>
</office:document-meta>
</file>